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7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2019-01</text:p>
          </table:table-cell>
          <table:table-cell office:value-type="string" calcext:value-type="string">
            <text:p>2019-02</text:p>
          </table:table-cell>
          <table:table-cell office:value-type="string" calcext:value-type="string">
            <text:p>2019-03</text:p>
          </table:table-cell>
          <table:table-cell office:value-type="string" calcext:value-type="string">
            <text:p>2019-04</text:p>
          </table:table-cell>
          <table:table-cell office:value-type="string" calcext:value-type="string">
            <text:p>2019-05</text:p>
          </table:table-cell>
          <table:table-cell office:value-type="string" calcext:value-type="string">
            <text:p>2019-06</text:p>
          </table:table-cell>
          <table:table-cell office:value-type="string" calcext:value-type="string">
            <text:p>2019-07</text:p>
          </table:table-cell>
          <table:table-cell office:value-type="string" calcext:value-type="string">
            <text:p>2019-08</text:p>
          </table:table-cell>
          <table:table-cell office:value-type="string" calcext:value-type="string">
            <text:p>2019-09</text:p>
          </table:table-cell>
          <table:table-cell office:value-type="string" calcext:value-type="string">
            <text:p>2019-10</text:p>
          </table:table-cell>
          <table:table-cell office:value-type="string" calcext:value-type="string">
            <text:p>2019-11</text:p>
          </table:table-cell>
          <table:table-cell office:value-type="string" calcext:value-type="string">
            <text:p>2019-12</text:p>
          </table:table-cell>
          <table:table-cell office:value-type="string" calcext:value-type="string">
            <text:p>2020-01</text:p>
          </table:table-cell>
          <table:table-cell office:value-type="string" calcext:value-type="string">
            <text:p>2020-02</text:p>
          </table:table-cell>
          <table:table-cell office:value-type="string" calcext:value-type="string">
            <text:p>2020-03</text:p>
          </table:table-cell>
          <table:table-cell office:value-type="string" calcext:value-type="string">
            <text:p>2020-04</text:p>
          </table:table-cell>
          <table:table-cell office:value-type="string" calcext:value-type="string">
            <text:p>2020-05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2020-07</text:p>
          </table:table-cell>
          <table:table-cell office:value-type="string" calcext:value-type="string">
            <text:p>2020-08</text:p>
          </table:table-cell>
          <table:table-cell office:value-type="string" calcext:value-type="string">
            <text:p>2020-09</text:p>
          </table:table-cell>
          <table:table-cell office:value-type="string" calcext:value-type="string">
            <text:p>2020-10</text:p>
          </table:table-cell>
          <table:table-cell office:value-type="string" calcext:value-type="string">
            <text:p>2020-11</text:p>
          </table:table-cell>
          <table:table-cell office:value-type="string" calcext:value-type="string">
            <text:p>2020-12</text:p>
          </table:table-cell>
          <table:table-cell office:value-type="string" calcext:value-type="string">
            <text:p>2021-01</text:p>
          </table:table-cell>
          <table:table-cell office:value-type="string" calcext:value-type="string">
            <text:p>2021-02</text:p>
          </table:table-cell>
          <table:table-cell office:value-type="string" calcext:value-type="string">
            <text:p>2021-03</text:p>
          </table:table-cell>
          <table:table-cell office:value-type="string" calcext:value-type="string">
            <text:p>2021-04</text:p>
          </table:table-cell>
          <table:table-cell office:value-type="string" calcext:value-type="string">
            <text:p>2021-05</text:p>
          </table:table-cell>
          <table:table-cell office:value-type="string" calcext:value-type="string">
            <text:p>2021-06</text:p>
          </table:table-cell>
          <table:table-cell office:value-type="string" calcext:value-type="string">
            <text:p>2021-07</text:p>
          </table:table-cell>
          <table:table-cell office:value-type="string" calcext:value-type="string">
            <text:p>2021-08</text:p>
          </table:table-cell>
          <table:table-cell office:value-type="string" calcext:value-type="string">
            <text:p>2021-09</text:p>
          </table:table-cell>
          <table:table-cell office:value-type="string" calcext:value-type="string">
            <text:p>2021-10</text:p>
          </table:table-cell>
          <table:table-cell office:value-type="string" calcext:value-type="string">
            <text:p>2021-11</text:p>
          </table:table-cell>
          <table:table-cell office:value-type="string" calcext:value-type="string">
            <text:p>2021-12</text:p>
          </table:table-cell>
          <table:table-cell office:value-type="string" calcext:value-type="string">
            <text:p>2022-01</text:p>
          </table:table-cell>
          <table:table-cell office:value-type="string" calcext:value-type="string">
            <text:p>2022-02</text:p>
          </table:table-cell>
          <table:table-cell office:value-type="string" calcext:value-type="string">
            <text:p>2022-03</text:p>
          </table:table-cell>
          <table:table-cell office:value-type="string" calcext:value-type="string">
            <text:p>2022-04</text:p>
          </table:table-cell>
          <table:table-cell office:value-type="string" calcext:value-type="string">
            <text:p>2022-05</text:p>
          </table:table-cell>
          <table:table-cell office:value-type="string" calcext:value-type="string">
            <text:p>2022-06</text:p>
          </table:table-cell>
          <table:table-cell office:value-type="string" calcext:value-type="string">
            <text:p>2022-07</text:p>
          </table:table-cell>
          <table:table-cell office:value-type="string" calcext:value-type="string">
            <text:p>2022-08</text:p>
          </table:table-cell>
          <table:table-cell office:value-type="string" calcext:value-type="string">
            <text:p>2022-09</text:p>
          </table:table-cell>
          <table:table-cell office:value-type="string" calcext:value-type="string">
            <text:p>2022-10</text:p>
          </table:table-cell>
          <table:table-cell office:value-type="string" calcext:value-type="string">
            <text:p>2022-11</text:p>
          </table:table-cell>
          <table:table-cell office:value-type="string" calcext:value-type="string">
            <text:p>2022-12</text:p>
          </table:table-cell>
          <table:table-cell office:value-type="string" calcext:value-type="string">
            <text:p>2023-01</text:p>
          </table:table-cell>
          <table:table-cell office:value-type="string" calcext:value-type="string">
            <text:p>2023-02</text:p>
          </table:table-cell>
          <table:table-cell office:value-type="string" calcext:value-type="string">
            <text:p>2023-03</text:p>
          </table:table-cell>
          <table:table-cell office:value-type="string" calcext:value-type="string">
            <text:p>2023-04</text:p>
          </table:table-cell>
          <table:table-cell office:value-type="string" calcext:value-type="string">
            <text:p>2023-05</text:p>
          </table:table-cell>
          <table:table-cell office:value-type="string" calcext:value-type="string">
            <text:p>2023-06</text:p>
          </table:table-cell>
          <table:table-cell office:value-type="string" calcext:value-type="string">
            <text:p>2023-07</text:p>
          </table:table-cell>
          <table:table-cell office:value-type="string" calcext:value-type="string">
            <text:p>2023-08</text:p>
          </table:table-cell>
          <table:table-cell office:value-type="string" calcext:value-type="string">
            <text:p>2023-09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967" calcext:value-type="float">
            <text:p>1967</text:p>
          </table:table-cell>
          <table:table-cell office:value-type="float" office:value="2184" calcext:value-type="float">
            <text:p>2184</text:p>
          </table:table-cell>
          <table:table-cell office:value-type="float" office:value="4238" calcext:value-type="float">
            <text:p>4238</text:p>
          </table:table-cell>
          <table:table-cell office:value-type="float" office:value="2878" calcext:value-type="float">
            <text:p>2878</text:p>
          </table:table-cell>
          <table:table-cell office:value-type="float" office:value="3815" calcext:value-type="float">
            <text:p>3815</text:p>
          </table:table-cell>
          <table:table-cell office:value-type="float" office:value="4197" calcext:value-type="float">
            <text:p>4197</text:p>
          </table:table-cell>
          <table:table-cell office:value-type="float" office:value="5914" calcext:value-type="float">
            <text:p>5914</text:p>
          </table:table-cell>
          <table:table-cell office:value-type="float" office:value="7052" calcext:value-type="float">
            <text:p>7052</text:p>
          </table:table-cell>
          <table:table-cell office:value-type="float" office:value="9299" calcext:value-type="float">
            <text:p>9299</text:p>
          </table:table-cell>
          <table:table-cell office:value-type="float" office:value="16630" calcext:value-type="float">
            <text:p>16630</text:p>
          </table:table-cell>
          <table:table-cell office:value-type="float" office:value="11611" calcext:value-type="float">
            <text:p>11611</text:p>
          </table:table-cell>
          <table:table-cell office:value-type="float" office:value="7883" calcext:value-type="float">
            <text:p>7883</text:p>
          </table:table-cell>
          <table:table-cell office:value-type="float" office:value="6155" calcext:value-type="float">
            <text:p>6155</text:p>
          </table:table-cell>
          <table:table-cell office:value-type="float" office:value="7341" calcext:value-type="float">
            <text:p>7341</text:p>
          </table:table-cell>
          <table:table-cell office:value-type="float" office:value="4928" calcext:value-type="float">
            <text:p>4928</text:p>
          </table:table-cell>
          <table:table-cell office:value-type="float" office:value="7895" calcext:value-type="float">
            <text:p>7895</text:p>
          </table:table-cell>
          <table:table-cell office:value-type="float" office:value="9829" calcext:value-type="float">
            <text:p>9829</text:p>
          </table:table-cell>
          <table:table-cell office:value-type="float" office:value="8160" calcext:value-type="float">
            <text:p>8160</text:p>
          </table:table-cell>
          <table:table-cell office:value-type="float" office:value="7795" calcext:value-type="float">
            <text:p>7795</text:p>
          </table:table-cell>
          <table:table-cell office:value-type="float" office:value="9438" calcext:value-type="float">
            <text:p>9438</text:p>
          </table:table-cell>
          <table:table-cell office:value-type="float" office:value="14001" calcext:value-type="float">
            <text:p>14001</text:p>
          </table:table-cell>
          <table:table-cell office:value-type="float" office:value="21353" calcext:value-type="float">
            <text:p>21353</text:p>
          </table:table-cell>
          <table:table-cell office:value-type="float" office:value="17692" calcext:value-type="float">
            <text:p>17692</text:p>
          </table:table-cell>
          <table:table-cell office:value-type="float" office:value="18556" calcext:value-type="float">
            <text:p>18556</text:p>
          </table:table-cell>
          <table:table-cell office:value-type="float" office:value="14387" calcext:value-type="float">
            <text:p>14387</text:p>
          </table:table-cell>
          <table:table-cell office:value-type="float" office:value="23064" calcext:value-type="float">
            <text:p>23064</text:p>
          </table:table-cell>
          <table:table-cell office:value-type="float" office:value="33877" calcext:value-type="float">
            <text:p>33877</text:p>
          </table:table-cell>
          <table:table-cell office:value-type="float" office:value="29915" calcext:value-type="float">
            <text:p>29915</text:p>
          </table:table-cell>
          <table:table-cell office:value-type="float" office:value="33423" calcext:value-type="float">
            <text:p>33423</text:p>
          </table:table-cell>
          <table:table-cell office:value-type="float" office:value="38059" calcext:value-type="float">
            <text:p>38059</text:p>
          </table:table-cell>
          <table:table-cell office:value-type="float" office:value="33491" calcext:value-type="float">
            <text:p>33491</text:p>
          </table:table-cell>
          <table:table-cell office:value-type="float" office:value="43793" calcext:value-type="float">
            <text:p>43793</text:p>
          </table:table-cell>
          <table:table-cell office:value-type="float" office:value="61916" calcext:value-type="float">
            <text:p>61916</text:p>
          </table:table-cell>
          <table:table-cell office:value-type="float" office:value="73056" calcext:value-type="float">
            <text:p>73056</text:p>
          </table:table-cell>
          <table:table-cell office:value-type="float" office:value="52705" calcext:value-type="float">
            <text:p>52705</text:p>
          </table:table-cell>
          <table:table-cell office:value-type="float" office:value="36330" calcext:value-type="float">
            <text:p>36330</text:p>
          </table:table-cell>
          <table:table-cell office:value-type="float" office:value="24500" calcext:value-type="float">
            <text:p>24500</text:p>
          </table:table-cell>
          <table:table-cell office:value-type="float" office:value="35089" calcext:value-type="float">
            <text:p>35089</text:p>
          </table:table-cell>
          <table:table-cell office:value-type="float" office:value="36954" calcext:value-type="float">
            <text:p>36954</text:p>
          </table:table-cell>
          <table:table-cell office:value-type="float" office:value="36422" calcext:value-type="float">
            <text:p>36422</text:p>
          </table:table-cell>
          <table:table-cell office:value-type="float" office:value="47777" calcext:value-type="float">
            <text:p>47777</text:p>
          </table:table-cell>
          <table:table-cell office:value-type="float" office:value="44196" calcext:value-type="float">
            <text:p>44196</text:p>
          </table:table-cell>
          <table:table-cell office:value-type="float" office:value="36298" calcext:value-type="float">
            <text:p>36298</text:p>
          </table:table-cell>
          <table:table-cell office:value-type="float" office:value="27274" calcext:value-type="float">
            <text:p>27274</text:p>
          </table:table-cell>
          <table:table-cell office:value-type="float" office:value="68475" calcext:value-type="float">
            <text:p>68475</text:p>
          </table:table-cell>
          <table:table-cell office:value-type="float" office:value="78917" calcext:value-type="float">
            <text:p>78917</text:p>
          </table:table-cell>
          <table:table-cell office:value-type="float" office:value="69386" calcext:value-type="float">
            <text:p>69386</text:p>
          </table:table-cell>
          <table:table-cell office:value-type="float" office:value="44531" calcext:value-type="float">
            <text:p>44531</text:p>
          </table:table-cell>
          <table:table-cell office:value-type="float" office:value="37725" calcext:value-type="float">
            <text:p>37725</text:p>
          </table:table-cell>
          <table:table-cell office:value-type="float" office:value="34223" calcext:value-type="float">
            <text:p>34223</text:p>
          </table:table-cell>
          <table:table-cell office:value-type="float" office:value="62632" calcext:value-type="float">
            <text:p>62632</text:p>
          </table:table-cell>
          <table:table-cell office:value-type="float" office:value="95872" calcext:value-type="float">
            <text:p>95872</text:p>
          </table:table-cell>
          <table:table-cell office:value-type="float" office:value="96280" calcext:value-type="float">
            <text:p>96280</text:p>
          </table:table-cell>
          <table:table-cell office:value-type="float" office:value="113509" calcext:value-type="float">
            <text:p>113509</text:p>
          </table:table-cell>
          <table:table-cell office:value-type="float" office:value="70998" calcext:value-type="float">
            <text:p>70998</text:p>
          </table:table-cell>
          <table:table-cell office:value-type="float" office:value="73378" calcext:value-type="float">
            <text:p>73378</text:p>
          </table:table-cell>
          <table:table-cell office:value-type="float" office:value="16601" calcext:value-type="float">
            <text:p>16601</text:p>
          </table:table-cell>
        </table:table-row>
        <table:table-row table:style-name="ro1">
          <table:table-cell office:value-type="string" calcext:value-type="string">
            <text:p>Inflation</text:p>
          </table:table-cell>
          <table:table-cell office:value-type="float" office:value="100.7" calcext:value-type="float">
            <text:p>100.7</text:p>
          </table:table-cell>
          <table:table-cell office:value-type="float" office:value="101.2" calcext:value-type="float">
            <text:p>101.2</text:p>
          </table:table-cell>
          <table:table-cell office:value-type="float" office:value="101.7" calcext:value-type="float">
            <text:p>101.7</text:p>
          </table:table-cell>
          <table:table-cell office:value-type="float" office:value="102.2" calcext:value-type="float">
            <text:p>102.2</text:p>
          </table:table-cell>
          <table:table-cell office:value-type="float" office:value="102.4" calcext:value-type="float">
            <text:p>102.4</text:p>
          </table:table-cell>
          <table:table-cell office:value-type="float" office:value="102.6" calcext:value-type="float">
            <text:p>102.6</text:p>
          </table:table-cell>
          <table:table-cell table:number-columns-repeated="2" office:value-type="float" office:value="102.9" calcext:value-type="float">
            <text:p>102.9</text:p>
          </table:table-cell>
          <table:table-cell office:value-type="float" office:value="102.6" calcext:value-type="float">
            <text:p>102.6</text:p>
          </table:table-cell>
          <table:table-cell office:value-type="float" office:value="102.5" calcext:value-type="float">
            <text:p>102.5</text:p>
          </table:table-cell>
          <table:table-cell office:value-type="float" office:value="102.6" calcext:value-type="float">
            <text:p>102.6</text:p>
          </table:table-cell>
          <table:table-cell office:value-type="float" office:value="103.4" calcext:value-type="float">
            <text:p>103.4</text:p>
          </table:table-cell>
          <table:table-cell office:value-type="float" office:value="104.3" calcext:value-type="float">
            <text:p>104.3</text:p>
          </table:table-cell>
          <table:table-cell office:value-type="float" office:value="104.7" calcext:value-type="float">
            <text:p>104.7</text:p>
          </table:table-cell>
          <table:table-cell office:value-type="float" office:value="104.6" calcext:value-type="float">
            <text:p>104.6</text:p>
          </table:table-cell>
          <table:table-cell office:value-type="float" office:value="103.4" calcext:value-type="float">
            <text:p>103.4</text:p>
          </table:table-cell>
          <table:table-cell office:value-type="float" office:value="102.9" calcext:value-type="float">
            <text:p>102.9</text:p>
          </table:table-cell>
          <table:table-cell office:value-type="float" office:value="103.3" calcext:value-type="float">
            <text:p>103.3</text:p>
          </table:table-cell>
          <table:table-cell office:value-type="float" office:value="103" calcext:value-type="float">
            <text:p>103</text:p>
          </table:table-cell>
          <table:table-cell office:value-type="float" office:value="102.9" calcext:value-type="float">
            <text:p>102.9</text:p>
          </table:table-cell>
          <table:table-cell office:value-type="float" office:value="103.2" calcext:value-type="float">
            <text:p>103.2</text:p>
          </table:table-cell>
          <table:table-cell office:value-type="float" office:value="103.1" calcext:value-type="float">
            <text:p>103.1</text:p>
          </table:table-cell>
          <table:table-cell office:value-type="float" office:value="103" calcext:value-type="float">
            <text:p>103</text:p>
          </table:table-cell>
          <table:table-cell office:value-type="float" office:value="102.4" calcext:value-type="float">
            <text:p>102.4</text:p>
          </table:table-cell>
          <table:table-cell office:value-type="float" office:value="102.6" calcext:value-type="float">
            <text:p>102.6</text:p>
          </table:table-cell>
          <table:table-cell office:value-type="float" office:value="102.4" calcext:value-type="float">
            <text:p>102.4</text:p>
          </table:table-cell>
          <table:table-cell office:value-type="float" office:value="103.2" calcext:value-type="float">
            <text:p>103.2</text:p>
          </table:table-cell>
          <table:table-cell office:value-type="float" office:value="104.3" calcext:value-type="float">
            <text:p>104.3</text:p>
          </table:table-cell>
          <table:table-cell office:value-type="float" office:value="104.7" calcext:value-type="float">
            <text:p>104.7</text:p>
          </table:table-cell>
          <table:table-cell office:value-type="float" office:value="104.4" calcext:value-type="float">
            <text:p>104.4</text:p>
          </table:table-cell>
          <table:table-cell office:value-type="float" office:value="105" calcext:value-type="float">
            <text:p>105</text:p>
          </table:table-cell>
          <table:table-cell office:value-type="float" office:value="105.5" calcext:value-type="float">
            <text:p>105.5</text:p>
          </table:table-cell>
          <table:table-cell office:value-type="float" office:value="105.9" calcext:value-type="float">
            <text:p>105.9</text:p>
          </table:table-cell>
          <table:table-cell office:value-type="float" office:value="106.8" calcext:value-type="float">
            <text:p>106.8</text:p>
          </table:table-cell>
          <table:table-cell office:value-type="float" office:value="107.8" calcext:value-type="float">
            <text:p>107.8</text:p>
          </table:table-cell>
          <table:table-cell office:value-type="float" office:value="108.6" calcext:value-type="float">
            <text:p>108.6</text:p>
          </table:table-cell>
          <table:table-cell office:value-type="float" office:value="109.4" calcext:value-type="float">
            <text:p>109.4</text:p>
          </table:table-cell>
          <table:table-cell office:value-type="float" office:value="108.5" calcext:value-type="float">
            <text:p>108.5</text:p>
          </table:table-cell>
          <table:table-cell office:value-type="float" office:value="111" calcext:value-type="float">
            <text:p>111</text:p>
          </table:table-cell>
          <table:table-cell office:value-type="float" office:value="112.4" calcext:value-type="float">
            <text:p>112.4</text:p>
          </table:table-cell>
          <table:table-cell office:value-type="float" office:value="113.9" calcext:value-type="float">
            <text:p>113.9</text:p>
          </table:table-cell>
          <table:table-cell office:value-type="float" office:value="115.5" calcext:value-type="float">
            <text:p>115.5</text:p>
          </table:table-cell>
          <table:table-cell office:value-type="float" office:value="115.6" calcext:value-type="float">
            <text:p>115.6</text:p>
          </table:table-cell>
          <table:table-cell office:value-type="float" office:value="116.1" calcext:value-type="float">
            <text:p>116.1</text:p>
          </table:table-cell>
          <table:table-cell office:value-type="float" office:value="117.2" calcext:value-type="float">
            <text:p>117.2</text:p>
          </table:table-cell>
          <table:table-cell office:value-type="float" office:value="117.9" calcext:value-type="float">
            <text:p>117.9</text:p>
          </table:table-cell>
          <table:table-cell office:value-type="float" office:value="117.5" calcext:value-type="float">
            <text:p>117.5</text:p>
          </table:table-cell>
          <table:table-cell table:number-columns-repeated="2" office:value-type="float" office:value="116.6" calcext:value-type="float">
            <text:p>116.6</text:p>
          </table:table-cell>
          <table:table-cell office:value-type="float" office:value="118.4" calcext:value-type="float">
            <text:p>118.4</text:p>
          </table:table-cell>
          <table:table-cell office:value-type="float" office:value="116.1" calcext:value-type="float">
            <text:p>116.1</text:p>
          </table:table-cell>
          <table:table-cell office:value-type="float" office:value="114.7" calcext:value-type="float">
            <text:p>114.7</text:p>
          </table:table-cell>
          <table:table-cell office:value-type="float" office:value="113" calcext:value-type="float">
            <text:p>113</text:p>
          </table:table-cell>
          <table:table-cell office:value-type="float" office:value="111.5" calcext:value-type="float">
            <text:p>111.5</text:p>
          </table:table-cell>
          <table:table-cell office:value-type="float" office:value="110.8" calcext:value-type="float">
            <text:p>110.8</text:p>
          </table:table-cell>
          <table:table-cell office:value-type="float" office:value="110.1" calcext:value-type="float">
            <text:p>110.1</text:p>
          </table:table-cell>
          <table:table-cell/>
        </table:table-row>
        <table:table-row table:style-name="ro1">
          <table:table-cell office:value-type="string" calcext:value-type="string">
            <text:p>Unemployment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5.9" calcext:value-type="float">
            <text:p>5.9</text:p>
          </table:table-cell>
          <table:table-cell office:value-type="float" office:value="5.6" calcext:value-type="float">
            <text:p>5.6</text:p>
          </table:table-cell>
          <table:table-cell office:value-type="float" office:value="5.4" calcext:value-type="float">
            <text:p>5.4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5.4" calcext:value-type="float">
            <text:p>5.4</text:p>
          </table:table-cell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6.1" calcext:value-type="float">
            <text:p>6.1</text:p>
          </table:table-cell>
          <table:table-cell office:value-type="float" office:value="6.3" calcext:value-type="float">
            <text:p>6.3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4" calcext:value-type="float">
            <text:p>6.4</text:p>
          </table:table-cell>
          <table:table-cell office:value-type="float" office:value="6.3" calcext:value-type="float">
            <text:p>6.3</text:p>
          </table:table-cell>
          <table:table-cell office:value-type="float" office:value="6.1" calcext:value-type="float">
            <text:p>6.1</text:p>
          </table:table-cell>
          <table:table-cell office:value-type="float" office:value="6" calcext:value-type="float">
            <text:p>6</text:p>
          </table:table-cell>
          <table:table-cell office:value-type="float" office:value="5.9" calcext:value-type="float">
            <text:p>5.9</text:p>
          </table:table-cell>
          <table:table-cell office:value-type="float" office:value="5.8" calcext:value-type="float">
            <text:p>5.8</text:p>
          </table:table-cell>
          <table:table-cell office:value-type="float" office:value="5.6" calcext:value-type="float">
            <text:p>5.6</text:p>
          </table:table-cell>
          <table:table-cell office:value-type="float" office:value="5.5" calcext:value-type="float">
            <text:p>5.5</text:p>
          </table:table-cell>
          <table:table-cell office:value-type="float" office:value="5.4" calcext:value-type="float">
            <text:p>5.4</text:p>
          </table:table-cell>
          <table:table-cell office:value-type="float" office:value="5.8" calcext:value-type="float">
            <text:p>5.8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5.8" calcext:value-type="float">
            <text:p>5.8</text:p>
          </table:table-cell>
          <table:table-cell office:value-type="float" office:value="5.6" calcext:value-type="float">
            <text:p>5.6</text:p>
          </table:table-cell>
          <table:table-cell office:value-type="float" office:value="5.4" calcext:value-type="float">
            <text:p>5.4</text:p>
          </table:table-cell>
          <table:table-cell table:number-columns-repeated="3" office:value-type="float" office:value="5.2" calcext:value-type="float">
            <text:p>5.2</text:p>
          </table:table-cell>
          <table:table-cell table:number-columns-repeated="3" office:value-type="float" office:value="5.1" calcext:value-type="float">
            <text:p>5.1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5.4" calcext:value-type="float">
            <text:p>5.4</text:p>
          </table:table-cell>
          <table:table-cell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06:23:16.673768648</meta:creation-date>
    <dc:date>2023-10-05T06:26:28.901951041</dc:date>
    <meta:editing-duration>PT3M13S</meta:editing-duration>
    <meta:editing-cycles>1</meta:editing-cycles>
    <meta:document-statistic meta:table-count="1" meta:cell-count="229" meta:object-count="0"/>
    <meta:generator>LibreOffice/7.3.7.2$Linux_X86_64 LibreOffice_project/30$Build-2</meta:generator>
  </office:meta>
</office:document-meta>
</file>